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5eae"/>
    </style:style>
    <style:style style:name="P2" style:family="paragraph" style:parent-style-name="Standard">
      <style:text-properties officeooo:paragraph-rsid="00202949"/>
    </style:style>
    <style:style style:name="P3" style:family="paragraph" style:parent-style-name="Standard">
      <style:text-properties officeooo:paragraph-rsid="002410a5"/>
    </style:style>
    <style:style style:name="P4" style:family="paragraph" style:parent-style-name="Standard">
      <style:text-properties officeooo:paragraph-rsid="0027e533"/>
    </style:style>
    <style:style style:name="P5" style:family="paragraph" style:parent-style-name="Standard">
      <style:text-properties officeooo:paragraph-rsid="0031bcb8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176aad" officeooo:paragraph-rsid="001f5eae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176aad" officeooo:paragraph-rsid="00202949"/>
    </style:style>
    <style:style style:name="P8" style:family="paragraph" style:parent-style-name="Standard">
      <style:text-properties officeooo:paragraph-rsid="00390b17"/>
    </style:style>
    <style:style style:name="P9" style:family="paragraph" style:parent-style-name="Standard">
      <style:text-properties officeooo:paragraph-rsid="003e1727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fc270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3e1727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3aa4d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5da91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7a626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97ff8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1bcb8" officeooo:paragraph-rsid="004acff1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rsid="0031bcb8" officeooo:paragraph-rsid="00584c91"/>
    </style:style>
    <style:style style:name="P18" style:family="paragraph" style:parent-style-name="Standard">
      <style:text-properties fo:font-size="22pt" officeooo:rsid="000dd4a7" officeooo:paragraph-rsid="00428e8b" style:font-size-asian="22pt" style:font-size-complex="22pt"/>
    </style:style>
    <style:style style:name="P19" style:family="paragraph" style:parent-style-name="Standard">
      <style:text-properties officeooo:paragraph-rsid="0043aa4d"/>
    </style:style>
    <style:style style:name="P20" style:family="paragraph" style:parent-style-name="Standard">
      <style:text-properties officeooo:paragraph-rsid="0045da91"/>
    </style:style>
    <style:style style:name="P21" style:family="paragraph" style:parent-style-name="Standard">
      <style:text-properties officeooo:paragraph-rsid="0047a626"/>
    </style:style>
    <style:style style:name="P22" style:family="paragraph" style:parent-style-name="Standard">
      <style:text-properties officeooo:paragraph-rsid="00497ff8"/>
    </style:style>
    <style:style style:name="P23" style:family="paragraph" style:parent-style-name="Standard">
      <style:text-properties officeooo:paragraph-rsid="004acff1"/>
    </style:style>
    <style:style style:name="P24" style:family="paragraph" style:parent-style-name="Standard">
      <style:text-properties officeooo:paragraph-rsid="004f5f8b"/>
    </style:style>
    <style:style style:name="P25" style:family="paragraph" style:parent-style-name="Standard">
      <style:text-properties officeooo:paragraph-rsid="0052392c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54e755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56ff21"/>
    </style:style>
    <style:style style:name="P28" style:family="paragraph" style:parent-style-name="Standard">
      <style:text-properties officeooo:paragraph-rsid="0056ff21"/>
    </style:style>
    <style:style style:name="P29" style:family="paragraph" style:parent-style-name="Standard">
      <style:text-properties officeooo:paragraph-rsid="00584c91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584c91" officeooo:paragraph-rsid="00584c91"/>
    </style:style>
    <style:style style:name="P31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58f5ff"/>
    </style:style>
    <style:style style:name="P32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56ff21"/>
    </style:style>
    <style:style style:name="P33" style:family="paragraph" style:parent-style-name="Standard" style:list-style-name="L1">
      <style:paragraph-properties fo:margin-top="0cm" fo:margin-bottom="0cm" style:contextual-spacing="false" fo:line-height="115%"/>
      <style:text-properties officeooo:rsid="00584c91" officeooo:paragraph-rsid="00584c91"/>
    </style:style>
    <style:style style:name="P34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56ff21"/>
    </style:style>
    <style:style style:name="P35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52392c"/>
    </style:style>
    <style:style style:name="P36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4acff1"/>
    </style:style>
    <style:style style:name="P37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ad85a"/>
    </style:style>
    <style:style style:name="P38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b6457"/>
    </style:style>
    <style:style style:name="P39" style:family="paragraph" style:parent-style-name="Standard" style:list-style-name="L1">
      <style:paragraph-properties fo:margin-top="0cm" fo:margin-bottom="0cm" style:contextual-spacing="false" fo:line-height="115%"/>
      <style:text-properties officeooo:rsid="0031bcb8" officeooo:paragraph-rsid="0031bcb8"/>
    </style:style>
    <style:style style:name="P40" style:family="paragraph" style:parent-style-name="Standard" style:list-style-name="L1">
      <style:paragraph-properties fo:margin-top="0cm" fo:margin-bottom="0cm" style:contextual-spacing="false" fo:line-height="115%"/>
      <style:text-properties officeooo:rsid="0052392c" officeooo:paragraph-rsid="0056ff21"/>
    </style:style>
    <style:style style:name="P41" style:family="paragraph" style:parent-style-name="Standard" style:list-style-name="L1">
      <style:paragraph-properties fo:margin-top="0cm" fo:margin-bottom="0cm" style:contextual-spacing="false" fo:line-height="115%"/>
      <style:text-properties officeooo:rsid="0052f52d" officeooo:paragraph-rsid="0056ff21"/>
    </style:style>
    <style:style style:name="P42" style:family="paragraph" style:parent-style-name="Standard" style:list-style-name="L1">
      <style:paragraph-properties fo:margin-top="0cm" fo:margin-bottom="0cm" style:contextual-spacing="false" fo:line-height="115%"/>
      <style:text-properties officeooo:rsid="0051029b" officeooo:paragraph-rsid="0052392c"/>
    </style:style>
    <style:style style:name="P43" style:family="paragraph" style:parent-style-name="Standard" style:list-style-name="L1">
      <style:paragraph-properties fo:margin-top="0cm" fo:margin-bottom="0cm" style:contextual-spacing="false" fo:line-height="115%"/>
      <style:text-properties officeooo:rsid="00518ece" officeooo:paragraph-rsid="0052392c"/>
    </style:style>
    <style:style style:name="P44" style:family="paragraph" style:parent-style-name="Standard" style:list-style-name="L1">
      <style:paragraph-properties fo:margin-top="0cm" fo:margin-bottom="0cm" style:contextual-spacing="false" fo:line-height="115%"/>
      <style:text-properties officeooo:rsid="004acff1" officeooo:paragraph-rsid="004acff1"/>
    </style:style>
    <style:style style:name="P45" style:family="paragraph" style:parent-style-name="Standard" style:list-style-name="L1">
      <style:paragraph-properties fo:margin-top="0cm" fo:margin-bottom="0cm" style:contextual-spacing="false" fo:line-height="115%"/>
      <style:text-properties officeooo:rsid="00497ff8" officeooo:paragraph-rsid="004acff1"/>
    </style:style>
    <style:style style:name="P46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97ff8"/>
    </style:style>
    <style:style style:name="P47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7a626"/>
    </style:style>
    <style:style style:name="P48" style:family="paragraph" style:parent-style-name="Standard" style:list-style-name="L1">
      <style:paragraph-properties fo:margin-top="0cm" fo:margin-bottom="0cm" style:contextual-spacing="false" fo:line-height="115%"/>
      <style:text-properties officeooo:rsid="00453af4" officeooo:paragraph-rsid="0045da91"/>
    </style:style>
    <style:style style:name="P49" style:family="paragraph" style:parent-style-name="Standard" style:list-style-name="L1">
      <style:paragraph-properties fo:margin-top="0cm" fo:margin-bottom="0cm" style:contextual-spacing="false" fo:line-height="115%"/>
      <style:text-properties officeooo:rsid="0047a626" officeooo:paragraph-rsid="00497ff8"/>
    </style:style>
    <style:style style:name="P50" style:family="paragraph" style:parent-style-name="Standard" style:list-style-name="L1">
      <style:paragraph-properties fo:margin-top="0cm" fo:margin-bottom="0cm" style:contextual-spacing="false" fo:line-height="115%"/>
      <style:text-properties officeooo:rsid="003fc270" officeooo:paragraph-rsid="0043aa4d"/>
    </style:style>
    <style:style style:name="P51" style:family="paragraph" style:parent-style-name="Standard" style:list-style-name="L1">
      <style:paragraph-properties fo:margin-top="0cm" fo:margin-bottom="0cm" style:contextual-spacing="false" fo:line-height="115%"/>
      <style:text-properties officeooo:rsid="003e1727" officeooo:paragraph-rsid="003fc270"/>
    </style:style>
    <style:style style:name="P52" style:family="paragraph" style:parent-style-name="Standard" style:list-style-name="L1">
      <style:paragraph-properties fo:margin-top="0cm" fo:margin-bottom="0cm" style:contextual-spacing="false" fo:line-height="115%"/>
      <style:text-properties officeooo:rsid="003b6457" officeooo:paragraph-rsid="003b6457"/>
    </style:style>
    <style:style style:name="P53" style:family="paragraph" style:parent-style-name="Standard" style:list-style-name="L1">
      <style:paragraph-properties fo:margin-top="0cm" fo:margin-bottom="0cm" style:contextual-spacing="false" fo:line-height="115%"/>
      <style:text-properties officeooo:rsid="00326c6a" officeooo:paragraph-rsid="00326c6a"/>
    </style:style>
    <style:style style:name="P54" style:family="paragraph" style:parent-style-name="Standard" style:list-style-name="L1">
      <style:paragraph-properties fo:margin-top="0cm" fo:margin-bottom="0cm" style:contextual-spacing="false" fo:line-height="115%"/>
      <style:text-properties officeooo:rsid="00327d07" officeooo:paragraph-rsid="003377b7"/>
    </style:style>
    <style:style style:name="P55" style:family="paragraph" style:parent-style-name="Standard" style:list-style-name="L1">
      <style:paragraph-properties fo:margin-top="0cm" fo:margin-bottom="0cm" style:contextual-spacing="false" fo:line-height="115%"/>
      <style:text-properties officeooo:rsid="003377b7" officeooo:paragraph-rsid="003377b7"/>
    </style:style>
    <style:style style:name="P56" style:family="paragraph" style:parent-style-name="Standard" style:list-style-name="L1">
      <style:paragraph-properties fo:margin-top="0cm" fo:margin-bottom="0cm" style:contextual-spacing="false" fo:line-height="115%"/>
      <style:text-properties officeooo:rsid="003406f0" officeooo:paragraph-rsid="003406f0"/>
    </style:style>
    <style:style style:name="P57" style:family="paragraph" style:parent-style-name="Standard" style:list-style-name="L1">
      <style:paragraph-properties fo:margin-top="0cm" fo:margin-bottom="0cm" style:contextual-spacing="false" fo:line-height="115%"/>
      <style:text-properties officeooo:rsid="0035d638" officeooo:paragraph-rsid="0035d638"/>
    </style:style>
    <style:style style:name="P58" style:family="paragraph" style:parent-style-name="Standard" style:list-style-name="L1">
      <style:text-properties officeooo:rsid="002410a5" officeooo:paragraph-rsid="0031bcb8"/>
    </style:style>
    <style:style style:name="P59" style:family="paragraph" style:parent-style-name="Standard" style:list-style-name="L1">
      <style:text-properties officeooo:rsid="002410a5" officeooo:paragraph-rsid="0027e533"/>
    </style:style>
    <style:style style:name="P60" style:family="paragraph" style:parent-style-name="Standard" style:list-style-name="L1">
      <style:paragraph-properties fo:margin-top="0cm" fo:margin-bottom="0cm" style:contextual-spacing="false" fo:line-height="115%"/>
      <style:text-properties officeooo:rsid="002410a5" officeooo:paragraph-rsid="002fe0c2"/>
    </style:style>
    <style:style style:name="P61" style:family="paragraph" style:parent-style-name="Standard" style:list-style-name="L2">
      <style:paragraph-properties fo:margin-top="0.101cm" fo:margin-bottom="0.101cm" style:contextual-spacing="false"/>
      <style:text-properties officeooo:rsid="002410a5" officeooo:paragraph-rsid="002410a5"/>
    </style:style>
    <style:style style:name="P62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9ac4a"/>
    </style:style>
    <style:style style:name="P63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e4ddb"/>
    </style:style>
    <style:style style:name="P64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fd918"/>
    </style:style>
    <style:style style:name="P65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1f50e"/>
    </style:style>
    <style:style style:name="P66" style:family="paragraph" style:parent-style-name="Standard" style:list-style-name="L2">
      <style:paragraph-properties fo:margin-top="0.101cm" fo:margin-bottom="0.101cm" style:contextual-spacing="false"/>
      <style:text-properties officeooo:rsid="002075c0" officeooo:paragraph-rsid="002075c0"/>
    </style:style>
    <style:style style:name="P67" style:family="paragraph" style:parent-style-name="Standard" style:list-style-name="L2">
      <style:paragraph-properties fo:margin-top="0.101cm" fo:margin-bottom="0.101cm" style:contextual-spacing="false"/>
      <style:text-properties officeooo:rsid="002c0354" officeooo:paragraph-rsid="002c0354"/>
    </style:style>
    <style:style style:name="P68" style:family="paragraph" style:parent-style-name="Standard" style:list-style-name="L2">
      <style:paragraph-properties fo:margin-top="0.101cm" fo:margin-bottom="0.101cm" style:contextual-spacing="false"/>
      <style:text-properties officeooo:rsid="0029ac4a" officeooo:paragraph-rsid="002c0354"/>
    </style:style>
    <style:style style:name="P69" style:family="paragraph" style:parent-style-name="Standard" style:list-style-name="L2">
      <style:paragraph-properties fo:margin-top="0.101cm" fo:margin-bottom="0.101cm" style:contextual-spacing="false"/>
      <style:text-properties officeooo:rsid="002aca1f" officeooo:paragraph-rsid="002c21f6"/>
    </style:style>
    <style:style style:name="P70" style:family="paragraph" style:parent-style-name="Standard" style:list-style-name="L2">
      <style:paragraph-properties fo:margin-top="0.101cm" fo:margin-bottom="0.101cm" style:contextual-spacing="false"/>
      <style:text-properties officeooo:rsid="002e4ddb" officeooo:paragraph-rsid="002fd918"/>
    </style:style>
    <style:style style:name="P71" style:family="paragraph" style:parent-style-name="Standard" style:list-style-name="L2">
      <style:paragraph-properties fo:margin-top="0.101cm" fo:margin-bottom="0.101cm" style:contextual-spacing="false"/>
      <style:text-properties officeooo:rsid="00202949" officeooo:paragraph-rsid="00202949"/>
    </style:style>
    <style:style style:name="P72" style:family="paragraph" style:parent-style-name="Standard">
      <style:text-properties officeooo:paragraph-rsid="004f5f8b"/>
    </style:style>
    <style:style style:name="T1" style:family="text">
      <style:text-properties officeooo:rsid="0013d4a8"/>
    </style:style>
    <style:style style:name="T2" style:family="text">
      <style:text-properties officeooo:rsid="001f8088"/>
    </style:style>
    <style:style style:name="T3" style:family="text">
      <style:text-properties officeooo:rsid="00202949"/>
    </style:style>
    <style:style style:name="T4" style:family="text">
      <style:text-properties officeooo:rsid="002075c0"/>
    </style:style>
    <style:style style:name="T5" style:family="text">
      <style:text-properties officeooo:rsid="0021f50e"/>
    </style:style>
    <style:style style:name="T6" style:family="text">
      <style:text-properties officeooo:rsid="002410a5"/>
    </style:style>
    <style:style style:name="T7" style:family="text">
      <style:text-properties officeooo:rsid="0025ed27"/>
    </style:style>
    <style:style style:name="T8" style:family="text">
      <style:text-properties officeooo:rsid="00291380"/>
    </style:style>
    <style:style style:name="T9" style:family="text">
      <style:text-properties officeooo:rsid="002c21f6"/>
    </style:style>
    <style:style style:name="T10" style:family="text">
      <style:text-properties officeooo:rsid="002e029a"/>
    </style:style>
    <style:style style:name="T11" style:family="text">
      <style:text-properties officeooo:rsid="002fd918"/>
    </style:style>
    <style:style style:name="T12" style:family="text">
      <style:text-properties officeooo:rsid="002fe0c2"/>
    </style:style>
    <style:style style:name="T13" style:family="text">
      <style:text-properties officeooo:rsid="0031bcb8"/>
    </style:style>
    <style:style style:name="T14" style:family="text">
      <style:text-properties officeooo:rsid="00354dbe"/>
    </style:style>
    <style:style style:name="T15" style:family="text">
      <style:text-properties officeooo:rsid="00390b17"/>
    </style:style>
    <style:style style:name="T16" style:family="text">
      <style:text-properties officeooo:rsid="003ad85a"/>
    </style:style>
    <style:style style:name="T17" style:family="text">
      <style:text-properties officeooo:rsid="003e1727"/>
    </style:style>
    <style:style style:name="T18" style:family="text">
      <style:text-properties officeooo:rsid="003fc270"/>
    </style:style>
    <style:style style:name="T19" style:family="text">
      <style:text-properties style:font-name="Showcard Gothic" fo:font-style="italic" fo:font-weight="bold" officeooo:rsid="00394e2d" style:font-style-asian="italic" style:font-weight-asian="bold" style:font-style-complex="italic" style:font-weight-complex="bold"/>
    </style:style>
    <style:style style:name="T20" style:family="text">
      <style:text-properties officeooo:rsid="0043aa4d"/>
    </style:style>
    <style:style style:name="T21" style:family="text">
      <style:text-properties officeooo:rsid="0045da91"/>
    </style:style>
    <style:style style:name="T22" style:family="text">
      <style:text-properties officeooo:rsid="0047a626"/>
    </style:style>
    <style:style style:name="T23" style:family="text">
      <style:text-properties officeooo:rsid="00497ff8"/>
    </style:style>
    <style:style style:name="T24" style:family="text">
      <style:text-properties officeooo:rsid="004acff1"/>
    </style:style>
    <style:style style:name="T25" style:family="text">
      <style:text-properties officeooo:rsid="004afe99"/>
    </style:style>
    <style:style style:name="T26" style:family="text">
      <style:text-properties officeooo:rsid="004cd6fe"/>
    </style:style>
    <style:style style:name="T27" style:family="text">
      <style:text-properties officeooo:rsid="004f5f8b"/>
    </style:style>
    <style:style style:name="T28" style:family="text">
      <style:text-properties officeooo:rsid="00501c44"/>
    </style:style>
    <style:style style:name="T29" style:family="text">
      <style:text-properties officeooo:rsid="0051029b"/>
    </style:style>
    <style:style style:name="T30" style:family="text">
      <style:text-properties officeooo:rsid="0052392c"/>
    </style:style>
    <style:style style:name="T31" style:family="text">
      <style:text-properties officeooo:rsid="0052f52d"/>
    </style:style>
    <style:style style:name="T32" style:family="text">
      <style:text-properties officeooo:rsid="0054e755"/>
    </style:style>
    <style:style style:name="T33" style:family="text">
      <style:text-properties officeooo:rsid="0056ff21"/>
    </style:style>
    <style:style style:name="T34" style:family="text">
      <style:text-properties officeooo:rsid="00584c91"/>
    </style:style>
    <style:style style:name="T35" style:family="text">
      <style:text-properties officeooo:rsid="0058f5ff"/>
    </style:style>
    <style:style style:name="T36" style:family="text">
      <style:text-properties fo:color="#000000" loext:opacity="100%" style:font-name="Consolas" fo:font-size="10pt" fo:background-color="#d4d4d4" loext:char-shading-value="0" style:font-size-asian="10pt"/>
    </style:style>
    <style:style style:name="T37" style:family="text">
      <style:text-properties fo:color="#000000" loext:opacity="100%" style:font-name="Consolas" fo:font-size="10pt" officeooo:rsid="0058f5ff" fo:background-color="#d4d4d4" loext:char-shading-value="0" style:font-size-asian="10pt"/>
    </style:style>
    <style:style style:name="T38" style:family="text">
      <style:text-properties fo:color="#000000" loext:opacity="100%" style:font-name="Consolas" fo:font-size="10pt" fo:background-color="#e8f2fe" loext:char-shading-value="0" style:font-size-asian="10pt"/>
    </style:style>
    <style:style style:name="T39" style:family="text">
      <style:text-properties fo:color="#000000" loext:opacity="100%" style:font-name="Consolas" fo:font-size="10pt" officeooo:rsid="0058f5ff" fo:background-color="#e8f2fe" loext:char-shading-value="0" style:font-size-asian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9">LARUS <text:s/></text:span><text:span text:style-name="T28">AD57 Boo</text:span><text:span text:style-name="T2">tLoader </text:span>Release Notes </text:p>
      <text:p text:style-name="Standard"/>
      <text:p text:style-name="Standard"/>
      <text:p text:style-name="P24"><text:span text:style-name="T30">0</text:span><text:span text:style-name="T33">7</text:span><text:span text:style-name="T30">.11</text:span><text:span text:style-name="T20">.22</text:span><text:span text:style-name="T3"><text:tab/></text:span><text:span text:style-name="T1">Version </text:span><text:span text:style-name="T20">1.</text:span><text:span text:style-name="T29">6.</text:span><text:span text:style-name="T30">1</text:span><text:span text:style-name="T33">8</text:span></text:p>
      <text:p text:style-name="P24"/>
      <text:list xml:id="list2602552511" text:style-name="L1">
        <text:list-item>
          <text:p text:style-name="P34">&lt;task_<text:span text:style-name="T33">AudioController.c&gt; : Überarbeitung, keine funktionalen Änderungen, Kommentare lesbarer gestaltet, textuelle Korrekturen in den Kommentaren</text:span></text:p>
        </text:list-item>
        <text:list-item>
          <text:p text:style-name="P32">&lt;<text:span text:style-name="T33">task:MMI.c&gt; : Überarbeitung, keine funktionalen Änderungen, Kommentare lesbarer gestaltet, textuelle Korrekturen in den Kommentaren</text:span></text:p>
        </text:list-item>
      </text:list>
      <text:p text:style-name="P26"/>
      <text:p text:style-name="P26"/>
      <text:p text:style-name="P28"><text:span text:style-name="T30">03.11</text:span><text:span text:style-name="T20">.22</text:span><text:span text:style-name="T3"><text:tab/></text:span><text:span text:style-name="T1">Version </text:span><text:span text:style-name="T20">1.</text:span><text:span text:style-name="T29">6.</text:span><text:span text:style-name="T30">1</text:span><text:span text:style-name="T29">7</text:span></text:p>
      <text:p text:style-name="P28"/>
      <text:list xml:id="list182959172563739" text:continue-numbering="true" text:style-name="L1">
        <text:list-item>
          <text:p text:style-name="P40">MassDataProtocol erweitert um Funktion &lt;Init_BL_via_CAN&gt;, die eine laufende Applikation stoppt und das F4-Board neu startet</text:p>
        </text:list-item>
        <text:list-item>
          <text:p text:style-name="P40">Redaktion in &lt;Generic_CAN_Ids.h&gt; : c_CID_AUD → c_CID_UTL</text:p>
        </text:list-item>
        <text:list-item>
          <text:p text:style-name="P40">g_FrontEndData eleminiert</text:p>
        </text:list-item>
        <text:list-item>
          <text:p text:style-name="P40">&lt;Generic_Const.h&gt; : Korrekturen in den &lt;Field_Indices&gt;</text:p>
        </text:list-item>
        <text:list-item>
          <text:p text:style-name="P40">&lt;MassDataProtocol.c&gt; : Die Funktion &lt;Get_Next_Packet&gt; erzeugt jetzt einen BreakPoint, wenn der RepeatCuint ausläuft</text:p>
        </text:list-item>
        <text:list-item>
          <text:p text:style-name="P40">&lt;Control_Tables.c&gt; : Korrekturen bei &lt;Programs&gt;</text:p>
        </text:list-item>
        <text:list-item>
          <text:p text:style-name="P40">&lt;<text:span text:style-name="T31">Flash_F4xx_Lib.c&gt; : </text:span></text:p>
          <text:list>
            <text:list-item>
              <text:p text:style-name="P41">Bei &lt;Init_BL_via_CAN&gt; jetzt Warteschleife, die es dem Satelliten ermöglicht, neu zu starten.</text:p>
            </text:list-item>
            <text:list-item>
              <text:p text:style-name="P40">&lt;BL_on_F4_Read_CAN_Flash_Local_Appl&gt; <text:span text:style-name="T31">korrigiert</text:span></text:p>
            </text:list-item>
            <text:list-item>
              <text:p text:style-name="P40">&lt;Check_Signature_btw_own_Flash_and_Appl_Flash&gt; <text:span text:style-name="T31">korrigiert</text:span></text:p>
            </text:list-item>
          </text:list>
        </text:list-item>
        <text:list-item>
          <text:p text:style-name="P40">&lt;AD57_BL_Main.<text:span text:style-name="T31">c&gt; : //#include <text:s/>"task_I2C_Handler.h"</text:span></text:p>
        </text:list-item>
        <text:list-item>
          <text:p text:style-name="P34">&lt;task_CAN_Bus_Receiver.<text:span text:style-name="T31">c&gt; : Anpassungen</text:span></text:p>
        </text:list-item>
        <text:list-item>
          <text:p text:style-name="P34">&lt;task_CAN_Bus_Sender.c&gt; : <text:span text:style-name="T31">Heart_Beat Anpassungen</text:span></text:p>
        </text:list-item>
        <text:list-item>
          <text:p text:style-name="P34">&lt;task_ImageBuilder.<text:span text:style-name="T31">c&gt; : Korrektur : &lt;c_Select_Hex_Stan_Utility&gt; hat gefehlt</text:span></text:p>
        </text:list-item>
        <text:list-item>
          <text:p text:style-name="P32"><text:span text:style-name="T13">&lt;</text:span><text:span text:style-name="T32">task:MMI.c&gt; : Korrektur</text:span> : &lt;case c_CAN_BUS_Stand_Util&gt; <text:span text:style-name="T32">hat gefehlt</text:span></text:p>
        </text:list-item>
      </text:list>
      <text:p text:style-name="P27"/>
      <text:p text:style-name="P27"/>
      <text:p text:style-name="P28"><text:span text:style-name="T27">16.10</text:span><text:span text:style-name="T20">.22</text:span><text:span text:style-name="T3"><text:tab/></text:span><text:span text:style-name="T1">Version </text:span><text:span text:style-name="T20">1.</text:span><text:span text:style-name="T29">6.7</text:span></text:p>
      <text:p text:style-name="P25"/>
      <text:list xml:id="list182958504672557" text:continue-numbering="true" text:style-name="L1">
        <text:list-item>
          <text:p text:style-name="P42">Umstellung FieldDescriptor auf ControlTable, Abtrennung Übersetzungstabellen in Translator_Tables</text:p>
        </text:list-item>
        <text:list-item>
          <text:p text:style-name="P43">Flash_F4xx_Lib : Erweiterung um generische Funktion zum Flashen von F4-Board, die ihrerseits mit dem lokalen Bootloader ausgestattet sind (dafür lokale App im oberen Adr-Raum)</text:p>
        </text:list-item>
        <text:list-item>
          <text:p text:style-name="P43">Namensumstellung : Aus PrgNav_lib wird Renderer</text:p>
        </text:list-item>
        <text:list-item>
          <text:p text:style-name="P43">Umstellung auf permanenten Dark_Mode, Überstzungstabelle deleted</text:p>
        </text:list-item>
        <text:list-item>
          <text:p text:style-name="P43"/>
          <text:p text:style-name="P35"/>
        </text:list-item>
      </text:list>
      <text:p text:style-name="P25"/>
      <text:p text:style-name="P25"><text:span text:style-name="T24">21.06</text:span><text:span text:style-name="T20">.22</text:span><text:span text:style-name="T3"><text:tab/></text:span><text:span text:style-name="T1">Version </text:span><text:span text:style-name="T20">1.</text:span><text:span text:style-name="T24">3.</text:span><text:span text:style-name="T25">6</text:span></text:p>
      <text:p text:style-name="P9"><text:soft-page-break/></text:p>
      <text:list xml:id="list182958482455882" text:continue-numbering="true" text:style-name="L1">
        <text:list-item>
          <text:p text:style-name="P44">SD_Card_Lib.c/.h : Konsolidierung der <text:span text:style-name="T26">eigenen </text:span>Re<text:span text:style-name="T26">turn</text:span>-Code<text:span text:style-name="T26">s</text:span> mit den FATS-Return Codes : </text:p>
          <text:list>
            <text:list-item>
              <text:p text:style-name="P44">Eigene RetCodes sind jetzt nachgestellt</text:p>
            </text:list-item>
            <text:list-item>
              <text:p text:style-name="P44">Erfordert massive Veränderungen an SD_Card_Lib.c : in allen Fehlerbehandlungen</text:p>
            </text:list-item>
            <text:list-item>
              <text:p text:style-name="P44">&lt;SD_Card_Format&gt; eliminiert</text:p>
            </text:list-item>
          </text:list>
        </text:list-item>
        <text:list-item>
          <text:p text:style-name="P44">Umbenennung &lt;task_FlashProgrammer&gt; in &lt;task_ControlLoop&gt;</text:p>
          <text:p text:style-name="P36"/>
        </text:list-item>
      </text:list>
      <text:p text:style-name="P11"/>
      <text:p text:style-name="P23"><text:span text:style-name="T22">1</text:span><text:span text:style-name="T23">7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</text:span><text:span text:style-name="T23">3</text:span></text:p>
      <text:p text:style-name="P23"/>
      <text:list xml:id="list182958094366643" text:continue-numbering="true" text:style-name="L1">
        <text:list-item>
          <text:p text:style-name="P45">Flash_F4xxx_Lib.c : Abfrage sVersion</text:p>
        </text:list-item>
        <text:list-item>
          <text:p text:style-name="P45">task:FlashProgrammer.c : &lt;Clear_Appl_Data_in_EEProm&gt; eingefügt nach Normal-Flash Funktion</text:p>
        </text:list-item>
      </text:list>
      <text:p text:style-name="P16"/>
      <text:p text:style-name="P16"/>
      <text:p text:style-name="P23"><text:span text:style-name="T22">14</text:span><text:span text:style-name="T21">.05</text:span><text:span text:style-name="T20">.22</text:span><text:span text:style-name="T3"><text:tab/></text:span><text:span text:style-name="T1">Version </text:span><text:span text:style-name="T20">1.</text:span><text:span text:style-name="T22">2.2</text:span></text:p>
      <text:p text:style-name="P22"/>
      <text:list xml:id="list182959606996646" text:continue-numbering="true" text:style-name="L1">
        <text:list-item>
          <text:p text:style-name="P46">Umbau <text:span text:style-name="T21">LandingPage : </text:span><text:span text:style-name="T22">Versionsanzeige </text:span></text:p>
        </text:list-item>
        <text:list-item>
          <text:p text:style-name="P49">ReportingPage : EraseAnzeige</text:p>
        </text:list-item>
        <text:list-item>
          <text:p text:style-name="P49">task_Flash_Programmer : delay vor Flash-Aufruf »» Säuberung des Canvas, Vermeidung von Residuen auf dem Canvas</text:p>
        </text:list-item>
      </text:list>
      <text:p text:style-name="P15"/>
      <text:p text:style-name="P15"/>
      <text:p text:style-name="P22"><text:span text:style-name="T21">06.05</text:span><text:span text:style-name="T20">.22</text:span><text:span text:style-name="T3"><text:tab/></text:span><text:span text:style-name="T1">Version </text:span><text:span text:style-name="T20">1.1.</text:span><text:span text:style-name="T21">6</text:span></text:p>
      <text:p text:style-name="P21"/>
      <text:list xml:id="list182958440819896" text:continue-numbering="true" text:style-name="L1">
        <text:list-item>
          <text:p text:style-name="P47">Umbau <text:span text:style-name="T21">LandingPage auf „LARUS“</text:span></text:p>
        </text:list-item>
      </text:list>
      <text:p text:style-name="P14"/>
      <text:p text:style-name="P14"/>
      <text:p text:style-name="P21"><text:span text:style-name="T20">28.04.22</text:span><text:span text:style-name="T3"><text:tab/></text:span><text:span text:style-name="T1">Version </text:span><text:span text:style-name="T20">1.1.5</text:span></text:p>
      <text:p text:style-name="P20"/>
      <text:list xml:id="list182958675463407" text:continue-numbering="true" text:style-name="L1">
        <text:list-item>
          <text:p text:style-name="P48">Großer Umbau</text:p>
        </text:list-item>
        <text:list-item>
          <text:p text:style-name="P48">Fortschrittsanzeige</text:p>
        </text:list-item>
      </text:list>
      <text:p text:style-name="P13"/>
      <text:p text:style-name="P13"/>
      <text:p text:style-name="P20"><text:span text:style-name="T17">0</text:span><text:span text:style-name="T18">3</text:span><text:span text:style-name="T17">.09</text:span><text:span text:style-name="T3">.21<text:tab/></text:span><text:span text:style-name="T1">Version </text:span>0.<text:span text:style-name="T13">2</text:span><text:span text:style-name="T4">.</text:span><text:span text:style-name="T18">7</text:span><text:span text:style-name="T8"><text:line-break/></text:span></text:p>
      <text:list xml:id="list182959122709127" text:continue-numbering="true" text:style-name="L1">
        <text:list-item>
          <text:p text:style-name="P50">BootLoading auf AD57 ok</text:p>
        </text:list-item>
        <text:list-item>
          <text:p text:style-name="P50">BootLoading für AUDIO vorgesehen, aber kurzgeschlossen wegen der ausstehenden Änderungen an der AUDIO HW (CAN2 statt CAN1)</text:p>
        </text:list-item>
      </text:list>
      <text:p text:style-name="P12"/>
      <text:p text:style-name="P12"/>
      <text:p text:style-name="P19"><text:span text:style-name="T17">01.09</text:span><text:span text:style-name="T3">.21<text:tab/></text:span><text:span text:style-name="T1">Version </text:span>0.<text:span text:style-name="T13">2</text:span><text:span text:style-name="T4">.</text:span><text:span text:style-name="T17">6</text:span><text:span text:style-name="T8"><text:line-break/></text:span></text:p>
      <text:list xml:id="list182958041322730" text:continue-numbering="true" text:style-name="L1">
        <text:list-item>
          <text:p text:style-name="P51">Korrektur in PrgNav_Lib : Next-Prev-Program</text:p>
        </text:list-item>
      </text:list>
      <text:p text:style-name="P10"/>
      <text:p text:style-name="P10"/>
      <text:p text:style-name="P8"><text:soft-page-break/><text:span text:style-name="T13">3</text:span><text:span text:style-name="T15">1</text:span><text:span text:style-name="T13">.08</text:span><text:span text:style-name="T3">.21<text:tab/></text:span><text:span text:style-name="T1">Version </text:span>0.<text:span text:style-name="T13">2</text:span><text:span text:style-name="T4">.</text:span><text:span text:style-name="T15">5</text:span><text:span text:style-name="T8"><text:line-break/></text:span></text:p>
      <text:list xml:id="list182958856114431" text:continue-numbering="true" text:style-name="L1">
        <text:list-item>
          <text:p text:style-name="P37"><text:span text:style-name="T16">Flash_F4xx_Lib : Set Vector Table aktiviert<text:line-break/>//#if (SET_VECTOR_TABLE) <text:s text:c="3"/>// TODO<text:line-break/></text:span> <text:s text:c="3"/>SCB-&gt;VTOR = APP_ADDRESS;<text:line-break/>//#endif</text:p>
        </text:list-item>
        <text:list-item>
          <text:p text:style-name="P52">Generic_FieldDescriptor : c_Vario_Zeiger-Tau wieder aktiviert</text:p>
        </text:list-item>
        <text:list-item>
          <text:p text:style-name="P52">Generic_Signature : Länge 5 auf 4 korigiert</text:p>
          <text:p text:style-name="P38"><text:line-break/></text:p>
        </text:list-item>
      </text:list>
      <text:p text:style-name="P5"><text:span text:style-name="T13">30.08</text:span><text:span text:style-name="T3">.21<text:tab/></text:span><text:span text:style-name="T1">Version </text:span>0.<text:span text:style-name="T13">2</text:span><text:span text:style-name="T4">.</text:span><text:span text:style-name="T13">3</text:span><text:span text:style-name="T8"><text:line-break/></text:span></text:p>
      <text:list xml:id="list182959951938975" text:continue-numbering="true" text:style-name="L1">
        <text:list-item>
          <text:p text:style-name="P39">Großer Umbau der Struktur zur Vereinfachung des Kontroll-Flusses : Jetzt ist task_FlashProgrammer (analog zu task-BackGround in VARIO) der einzige Task, der SD_Card-Zugriff hat.</text:p>
        </text:list-item>
        <text:list-item>
          <text:p text:style-name="P53">EEP_Prom_Lib : &lt;bool&gt; durch &lt;unit8_t&gt; ersetzt</text:p>
        </text:list-item>
        <text:list-item>
          <text:p text:style-name="P54">Portable_Utils : </text:p>
          <text:list>
            <text:list-item>
              <text:p text:style-name="P54">Erweiterung &lt;portable_strpos&gt;, &lt;DateTimeToString&gt;</text:p>
            </text:list-item>
            <text:list-item>
              <text:p text:style-name="P55">Fehlerkorrektur in &lt; portable_memcmp&gt;</text:p>
            </text:list-item>
          </text:list>
        </text:list-item>
        <text:list-item>
          <text:p text:style-name="P56">Generic_Common : verschied<text:span text:style-name="T14">en</text:span>e Umbauten</text:p>
        </text:list-item>
        <text:list-item>
          <text:p text:style-name="P57">Routine &lt;BuildCheckAndJumpPage&gt; → &lt;BuildReportAndJumpPage&gt;</text:p>
          <text:p text:style-name="P58"/>
        </text:list-item>
      </text:list>
      <text:p text:style-name="P5"/>
      <text:p text:style-name="P5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text:line-break/></text:span></text:p>
      <text:list xml:id="list182958941012333" text:continue-numbering="true" text:style-name="L1">
        <text:list-item>
          <text:p text:style-name="P60">Veränderungen in Flash_F4xx_Lib, habe einfach ausprobiert, analog im <text:span text:style-name="T12">Vario</text:span></text:p>
          <text:p text:style-name="P59"/>
        </text:list-item>
      </text:list>
      <text:p text:style-name="P4"/>
      <text:p text:style-name="P4"><text:span text:style-name="T4">2</text:span><text:span text:style-name="T8">9</text:span><text:span text:style-name="T3">.07.21<text:tab/></text:span><text:span text:style-name="T1">Version </text:span>0.<text:span text:style-name="T4">1.</text:span><text:span text:style-name="T8">10</text:span></text:p>
      <text:p text:style-name="P3"/>
      <text:list xml:id="list534772074" text:style-name="L2">
        <text:list-item>
          <text:p text:style-name="P61">Fortschrittsanzeige korrigiert</text:p>
        </text:list-item>
        <text:list-item>
          <text:p text:style-name="P62"><text:span text:style-name="T6">Image lässt sich booten, aber noch mit Macken beim Linksdrehen des Großen Encoders, </text:span><text:span text:style-name="T7">beim Rechtsdrehen funktioniert das bis zum Wendezeiger.</text:span></text:p>
        </text:list-item>
        <text:list-item>
          <text:p text:style-name="P67">I2C.c : I2C1_Init eingeführt statt Master_init</text:p>
        </text:list-item>
        <text:list-item>
          <text:p text:style-name="P68">I2C_Handler : Master_Init ersetzt.</text:p>
        </text:list-item>
        <text:list-item>
          <text:p text:style-name="P69">EEProm_Lib.c : I2C1_Init eingeführt im Falle von I2C Fehlern</text:p>
        </text:list-item>
        <text:list-item>
          <text:p text:style-name="P63"><text:span text:style-name="T9">Portable_Utils enthält jetzt wieder die portable-</text:span><text:span text:style-name="T10">Equivalents der Standard-Bibliothek, auch wenn sie nicht benutzt werden.</text:span></text:p>
        </text:list-item>
        <text:list-item>
          <text:p text:style-name="P70">Signature um die Action-Variable verarmt</text:p>
        </text:list-item>
        <text:list-item>
          <text:p text:style-name="P64"><text:span text:style-name="T11">SD_Card_Lib : Mutexes glatt gezogen</text:span><text:line-break/></text:p>
        </text:list-item>
      </text:list>
      <text:p text:style-name="P3"><text:span text:style-name="T4"><text:line-break/>26</text:span><text:span text:style-name="T3">.07.21<text:tab/></text:span><text:span text:style-name="T1">Version </text:span>0.<text:span text:style-name="T4">1.7</text:span></text:p>
      <text:p text:style-name="P2"/>
      <text:list xml:id="list182958537862470" text:continue-numbering="true" text:style-name="L2">
        <text:list-item>
          <text:p text:style-name="P65">Fehler in SD_Card_Lib.c beseitigt</text:p>
        </text:list-item>
        <text:list-item>
          <text:p text:style-name="P65"><text:span text:style-name="T5">alte Funktionalität wieder hergestellt / image VARIO_0x0040001A.hex lässt sich booten</text:span><text:line-break/><text:soft-page-break/></text:p>
        </text:list-item>
      </text:list>
      <text:p text:style-name="P7"/>
      <text:p text:style-name="P1"><text:span text:style-name="T3">2</text:span><text:span text:style-name="T4">5</text:span><text:span text:style-name="T3">.07.21<text:tab/></text:span><text:span text:style-name="T1">Version </text:span>0.<text:span text:style-name="T4">1</text:span><text:span text:style-name="T3">.</text:span><text:span text:style-name="T4">6</text:span></text:p>
      <text:p text:style-name="P1"/>
      <text:list xml:id="list182959886230915" text:continue-numbering="true" text:style-name="L2">
        <text:list-item>
          <text:p text:style-name="P71">Neubeginn mit der alten Revision 1009</text:p>
        </text:list-item>
        <text:list-item>
          <text:p text:style-name="P71">Generic_Descriptors.c Numerierung erneuert</text:p>
        </text:list-item>
        <text:list-item>
          <text:p text:style-name="P66">Fehler in der Sicherung der EEProm-Daten beseitig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8T18:29:57.809000000</dc:date>
    <meta:editing-duration>PT5H1M59S</meta:editing-duration>
    <meta:editing-cycles>40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4" meta:paragraph-count="84" meta:word-count="557" meta:character-count="4346" meta:non-whitespace-character-count="3911"/>
  </office:meta>
</office:document-meta>
</file>